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3A05DF3EF8BC0AF298C.png" manifest:media-type="image/png"/>
  <manifest:file-entry manifest:full-path="Pictures/1000020100000384000003A036E20EE9BDBAC5F6.png" manifest:media-type="image/png"/>
  <manifest:file-entry manifest:full-path="Pictures/10000201000000E1000000E11EF82F8ADE7F5B6C.png" manifest:media-type="image/png"/>
  <manifest:file-entry manifest:full-path="Pictures/1000020100000384000003A0F2819F1579638E73.png" manifest:media-type="image/png"/>
  <manifest:file-entry manifest:full-path="Pictures/1000020100000384000003A0A7AA66B99E1B9A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57cm" svg:stroke-color="#ff3300" draw:marker-start-width="1.574cm" draw:marker-end="Arrow" draw:marker-end-width="1.676cm" draw:fill="none" draw:textarea-vertical-align="middle" fo:padding-top="0.353cm" fo:padding-bottom="0.353cm" fo:padding-left="0.478cm" fo:padding-right="0.478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xml:id="id1" draw:id="id1" draw:layer="layout" svg:width="3.85cm" svg:height="3.85cm" svg:x="5.334cm" svg:y="7.834cm">
          <draw:image xlink:href="Pictures/10000201000000E1000000E11EF82F8ADE7F5B6C.png" xlink:type="simple" xlink:show="embed" xlink:actuate="onLoad">
            <text:p/>
          </draw:image>
        </draw:frame>
        <draw:frame draw:style-name="gr1" draw:text-style-name="P1" xml:id="id2" draw:id="id2" draw:layer="layout" svg:width="3.85cm" svg:height="3.85cm" svg:x="19.304cm" svg:y="2.794cm">
          <draw:image xlink:href="Pictures/10000201000000E1000000E11EF82F8ADE7F5B6C.png" xlink:type="simple" xlink:show="embed" xlink:actuate="onLoad">
            <text:p/>
          </draw:image>
        </draw:frame>
        <draw:frame draw:style-name="gr1" draw:text-style-name="P1" xml:id="id3" draw:id="id3" draw:layer="layout" svg:width="3.85cm" svg:height="3.85cm" svg:x="19.304cm" svg:y="7.794cm">
          <draw:image xlink:href="Pictures/10000201000000E1000000E11EF82F8ADE7F5B6C.png" xlink:type="simple" xlink:show="embed" xlink:actuate="onLoad">
            <text:p/>
          </draw:image>
        </draw:frame>
        <draw:frame draw:style-name="gr1" draw:text-style-name="P1" xml:id="id4" draw:id="id4" draw:layer="layout" svg:width="3.85cm" svg:height="3.85cm" svg:x="19.304cm" svg:y="13.194cm">
          <draw:image xlink:href="Pictures/10000201000000E1000000E11EF82F8ADE7F5B6C.png" xlink:type="simple" xlink:show="embed" xlink:actuate="onLoad">
            <text:p/>
          </draw:image>
        </draw:frame>
        <draw:connector draw:style-name="gr2" draw:text-style-name="P2" draw:layer="layout" draw:type="lines" svg:x1="9.184cm" svg:y1="9.759cm" svg:x2="19.304cm" svg:y2="4.719cm" draw:start-shape="id1" draw:start-glue-point="1" draw:end-shape="id2" draw:end-glue-point="3" svg:d="M9184 9759h501l9118-5040h501" svg:viewBox="0 0 10121 5041">
          <text:p/>
        </draw:connector>
        <draw:connector draw:style-name="gr2" draw:text-style-name="P2" draw:layer="layout" draw:type="lines" svg:x1="9.07cm" svg:y1="9.874cm" svg:x2="19.304cm" svg:y2="9.719cm" draw:end-shape="id3" draw:end-glue-point="3" svg:d="M9070 9874l9733-155h501" svg:viewBox="0 0 10235 156">
          <text:p/>
        </draw:connector>
        <draw:connector draw:style-name="gr2" draw:text-style-name="P2" draw:layer="layout" draw:type="lines" svg:x1="9.07cm" svg:y1="9.874cm" svg:x2="19.304cm" svg:y2="15.119cm" draw:end-shape="id4" draw:end-glue-point="3" svg:d="M9070 9874l9733 5245h501" svg:viewBox="0 0 10235 5246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2" draw:text-style-name="P2" draw:layer="layout" draw:type="lines" svg:x1="9.184cm" svg:y1="9.759cm" svg:x2="19.304cm" svg:y2="4.719cm" svg:d="M9184 9759l10120-5040" svg:viewBox="0 0 10121 5041">
          <text:p/>
        </draw:connector>
        <draw:connector draw:style-name="gr2" draw:text-style-name="P2" draw:layer="layout" draw:type="lines" svg:x1="9.07cm" svg:y1="9.874cm" svg:x2="19.304cm" svg:y2="9.719cm" svg:d="M9070 9874l10234-155" svg:viewBox="0 0 10235 156">
          <text:p/>
        </draw:connector>
        <draw:connector draw:style-name="gr2" draw:text-style-name="P2" draw:layer="layout" draw:type="lines" svg:x1="9.07cm" svg:y1="9.874cm" svg:x2="19.304cm" svg:y2="15.119cm" svg:d="M9070 9874l10234 5245" svg:viewBox="0 0 10235 5246">
          <text:p/>
        </draw:connector>
        <draw:frame draw:style-name="gr1" draw:text-style-name="P1" draw:layer="layout" svg:width="5.369cm" svg:height="5.536cm" svg:x="3.746cm" svg:y="7.356cm">
          <draw:image xlink:href="Pictures/1000020100000384000003A05DF3EF8BC0AF298C.png" xlink:type="simple" xlink:show="embed" xlink:actuate="onLoad">
            <text:p/>
          </draw:image>
        </draw:frame>
        <draw:frame draw:style-name="gr1" draw:text-style-name="P1" draw:layer="layout" svg:width="5.08cm" svg:height="5.232cm" svg:x="19.558cm" svg:y="1.118cm">
          <draw:image xlink:href="Pictures/1000020100000384000003A0F2819F1579638E73.png" xlink:type="simple" xlink:show="embed" xlink:actuate="onLoad">
            <text:p/>
          </draw:image>
        </draw:frame>
        <draw:frame draw:style-name="gr1" draw:text-style-name="P1" draw:layer="layout" svg:width="7.62cm" svg:height="7.849cm" svg:x="19.246cm" svg:y="6.656cm">
          <draw:image xlink:href="Pictures/1000020100000384000003A0A7AA66B99E1B9AF2.png" xlink:type="simple" xlink:show="embed" xlink:actuate="onLoad">
            <text:p/>
          </draw:image>
        </draw:frame>
        <draw:frame draw:style-name="gr1" draw:text-style-name="P1" draw:layer="layout" svg:width="3.81cm" svg:height="3.937cm" svg:x="19.812cm" svg:y="14.605cm">
          <draw:image xlink:href="Pictures/1000020100000384000003A036E20EE9BDBAC5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01-23T16:19:39.325784458</meta:creation-date>
    <dc:date>2017-01-23T17:08:18.384041580</dc:date>
    <dc:creator>Josh berkus</dc:creator>
    <meta:editing-duration>PT6M38S</meta:editing-duration>
    <meta:editing-cycles>2</meta:editing-cycles>
    <meta:generator>LibreOffice/5.0.6.2$Linux_X86_64 LibreOffice_project/00$Build-2</meta:generator>
    <meta:document-statistic meta:object-count="39"/>
  </office:meta>
</office:document-meta>
</file>